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line draw:z-index="0" draw:style-name="gr1" draw:text-style-name="P1" svg:x1="11.234cm" svg:y1="7.889cm" svg:x2="11.261cm" svg:y2="7.836cm">
            <text:p/>
          </draw:line>
        </table:shapes>
        <table:table-column table:style-name="co1" table:number-columns-repeated="4" table:default-cell-style-name="Default"/>
        <table:table-column table:style-name="co1" table:number-columns-repeated="3" table:default-cell-style-name="ce4"/>
        <table:table-row table:style-name="ro1">
          <table:table-cell table:style-name="ce1" office:value-type="string" calcext:value-type="string">
            <text:p>прямо</text:p>
          </table:table-cell>
          <table:table-cell office:value-type="string" calcext:value-type="string">
            <text:p>прямо</text:p>
          </table:table-cell>
          <table:table-cell table:number-columns-repeated="2"/>
          <table:table-cell table:style-name="ce3" office:value-type="string" calcext:value-type="string" table:number-columns-spanned="2" table:number-rows-spanned="1">
            <text:p>Повороты:</text:p>
          </table:table-cell>
          <table:covered-table-cell/>
          <table:table-cell office:value-type="string" calcext:value-type="string">
            <text:p>поворот</text:p>
          </table:table-cell>
        </table:table-row>
        <table:table-row table:style-name="ro1">
          <table:table-cell table:style-name="ce2" office:value-type="string" calcext:value-type="string">
            <text:p>левый</text:p>
          </table:table-cell>
          <table:table-cell office:value-type="string" calcext:value-type="string">
            <text:p>правый</text:p>
          </table:table-cell>
          <table:table-cell table:number-columns-repeated="2"/>
          <table:table-cell office:value-type="string" calcext:value-type="string">
            <text:p>Влево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левый больше</text:p>
          </table:table-cell>
          <table:table-cell table:style-name="ce2"/>
          <table:table-cell office:value-type="float" office:value="7.5" calcext:value-type="float">
            <text:p>7,50</text:p>
          </table:table-cell>
          <table:table-cell/>
          <table:table-cell table:formula="of:=[.E3]+9" office:value-type="float" office:value="16.5" calcext:value-type="float">
            <text:p>16,5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4.33" calcext:value-type="float">
            <text:p>4,33</text:p>
          </table:table-cell>
          <table:table-cell/>
          <table:table-cell table:formula="of:=[.E4]+9" office:value-type="float" office:value="13.33" calcext:value-type="float">
            <text:p>13,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table:formula="of:=(3+2.8+2.5)/3" office:value-type="float" office:value="2.76666666666667" calcext:value-type="float">
            <text:p>2,77</text:p>
          </table:table-cell>
          <table:table-cell/>
          <table:table-cell table:formula="of:=[.E5]+9" office:value-type="float" office:value="11.7666666666667" calcext:value-type="float">
            <text:p>11,7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table:formula="of:=(3.7+3.2+2.5)/3" office:value-type="float" office:value="3.13333333333333" calcext:value-type="float">
            <text:p>3,13</text:p>
          </table:table-cell>
          <table:table-cell/>
          <table:table-cell table:formula="of:=[.E6]+9" office:value-type="float" office:value="12.1333333333333" calcext:value-type="float">
            <text:p>12,1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2"/>
          <table:table-cell table:formula="of:=(2.8+3.2+3.3)/3" office:value-type="float" office:value="3.1" calcext:value-type="float">
            <text:p>3,10</text:p>
          </table:table-cell>
          <table:table-cell/>
          <table:table-cell table:formula="of:=[.E7]+9" office:value-type="float" office:value="12.1" calcext:value-type="float">
            <text:p>12,1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(3.5+3.5+3.4)/3" office:value-type="float" office:value="3.46666666666667" calcext:value-type="float">
            <text:p>3,47</text:p>
          </table:table-cell>
          <table:table-cell/>
          <table:table-cell table:formula="of:=[.E8]+9" office:value-type="float" office:value="12.4666666666667" calcext:value-type="float">
            <text:p>12,4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table:formula="of:=(3.3+3.7+3.5)/3" office:value-type="float" office:value="3.5" calcext:value-type="float">
            <text:p>3,50</text:p>
          </table:table-cell>
          <table:table-cell/>
          <table:table-cell table:formula="of:=[.E9]+9" office:value-type="float" office:value="12.5" calcext:value-type="float">
            <text:p>12,5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formula="of:=(4.2+3.7+3.8)/3" office:value-type="float" office:value="3.9" calcext:value-type="float">
            <text:p>3,90</text:p>
          </table:table-cell>
          <table:table-cell/>
          <table:table-cell table:formula="of:=[.E10]+9" office:value-type="float" office:value="12.9" calcext:value-type="float">
            <text:p>12,9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2"/>
          <table:table-cell table:formula="of:=(2.8+2.4+2.4)/3" office:value-type="float" office:value="2.53333333333333" calcext:value-type="float">
            <text:p>2,53</text:p>
          </table:table-cell>
          <table:table-cell/>
          <table:table-cell table:formula="of:=[.E11]+9" office:value-type="float" office:value="11.5333333333333" calcext:value-type="float">
            <text:p>11,5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style-name="ce5" table:formula="of:=(3.2+2.6+3.1)/3" office:value-type="float" office:value="2.96666666666667" calcext:value-type="float">
            <text:p>2,97</text:p>
          </table:table-cell>
          <table:table-cell/>
          <table:table-cell table:formula="of:=[.E12]+9" office:value-type="float" office:value="11.9666666666667" calcext:value-type="float">
            <text:p>11,9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(3.5+3.6+3.3)/3" office:value-type="float" office:value="3.46666666666667" calcext:value-type="float">
            <text:p>3,47</text:p>
          </table:table-cell>
          <table:table-cell/>
          <table:table-cell table:formula="of:=[.E13]+9" office:value-type="float" office:value="12.4666666666667" calcext:value-type="float">
            <text:p>12,4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(3+2.9+2.8)/3" office:value-type="float" office:value="2.9" calcext:value-type="float">
            <text:p>2,90</text:p>
          </table:table-cell>
          <table:table-cell/>
          <table:table-cell table:formula="of:=[.E14]+9" office:value-type="float" office:value="11.9" calcext:value-type="float">
            <text:p>11,9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2"/>
          <table:table-cell table:formula="of:=(2.8+1.6+3.8)/3" office:value-type="float" office:value="2.73333333333333" calcext:value-type="float">
            <text:p>2,73</text:p>
          </table:table-cell>
          <table:table-cell/>
          <table:table-cell table:formula="of:=[.E15]+9" office:value-type="float" office:value="11.7333333333333" calcext:value-type="float">
            <text:p>11,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formula="of:=(1.4+1.8+1.7)/3" office:value-type="float" office:value="1.63333333333333" calcext:value-type="float">
            <text:p>1,63</text:p>
          </table:table-cell>
          <table:table-cell/>
          <table:table-cell table:formula="of:=[.E16]+9" office:value-type="float" office:value="10.6333333333333" calcext:value-type="float">
            <text:p>10,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formula="of:=(0-0.5+0)/3" office:value-type="float" office:value="-0.166666666666667" calcext:value-type="float">
            <text:p>-0,17</text:p>
          </table:table-cell>
          <table:table-cell/>
          <table:table-cell table:formula="of:=[.E17]+9" office:value-type="float" office:value="8.83333333333333" calcext:value-type="float">
            <text:p>8,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(-1.2-0.8-1)/3" office:value-type="float" office:value="-1" calcext:value-type="float">
            <text:p>-1,00</text:p>
          </table:table-cell>
          <table:table-cell/>
          <table:table-cell table:formula="of:=[.E18]+9" office:value-type="float" office:value="8" calcext:value-type="float">
            <text:p>8,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(-1.2-0.8-1)/3" office:value-type="float" office:value="-1" calcext:value-type="float">
            <text:p>-1,00</text:p>
          </table:table-cell>
          <table:table-cell/>
          <table:table-cell table:formula="of:=[.E19]+9" office:value-type="float" office:value="8" calcext:value-type="float">
            <text:p>8,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4" table:number-rows-spanned="1">
            <text:p>Не едет(дальше)!!!!!!!!</text:p>
          </table:table-cell>
          <table:covered-table-cell table:number-columns-repeated="3"/>
          <table:table-cell table:number-columns-repeated="3"/>
        </table:table-row>
        <table:table-row table:style-name="ro1" table:number-rows-repeated="8">
          <table:table-cell table:number-columns-repeated="7"/>
        </table:table-row>
        <table:table-row table:style-name="ro2">
          <table:table-cell table:number-columns-repeated="7"/>
        </table:table-row>
        <table:table-row table:style-name="ro1" table:number-rows-repeated="104854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0">00.00.0000</text:date>, <text:time style:data-style-name="N2" text:time-value="19:35:26.59324432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y  </meta:initial-creator>
    <meta:creation-date>2016-11-20T11:37:49.961674558</meta:creation-date>
    <dc:date>2016-11-20T20:16:22.390124498</dc:date>
    <dc:creator>Andrey  </dc:creator>
    <meta:editing-duration>PT1H45M3S</meta:editing-duration>
    <meta:editing-cycles>6</meta:editing-cycles>
    <meta:generator>LibreOffice/4.3.3.2$Linux_x86 LibreOffice_project/430m0$Build-2</meta:generator>
    <meta:document-statistic meta:table-count="1" meta:cell-count="79" meta:object-count="1"/>
  </office:meta>
</office:document-meta>
</file>